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20pt" style:text-underline-style="solid" style:text-underline-width="auto" style:text-underline-color="font-color" fo:font-weight="bold" officeooo:rsid="0001b2d1" officeooo:paragraph-rsid="0001b2d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ma" fo:font-size="20pt" style:text-underline-style="solid" style:text-underline-width="auto" style:text-underline-color="font-color" fo:font-weight="bold" officeooo:rsid="0001b2d1" officeooo:paragraph-rsid="0001b2d1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text-properties style:font-name="Loma" fo:font-size="16pt" style:text-underline-style="none" fo:font-weight="normal" officeooo:rsid="0001b2d1" officeooo:paragraph-rsid="0001b2d1" style:font-size-asian="14pt" style:font-weight-asian="normal" style:font-size-complex="16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derstanding the Mapreduce Programming Model</text:p>
      <text:p text:style-name="P1"/>
      <text:list xml:id="list6425117798479872265" text:style-name="L1"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  <text:list-item>
          <text:p text:style-name="P3"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6:17.373125546</meta:creation-date>
    <dc:date>2018-04-03T14:09:42.424116795</dc:date>
    <meta:editing-duration>PT3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1" meta:character-count="61" meta:non-whitespace-character-count="57"/>
  </office:meta>
</office:document-meta>
</file>